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HCBMA+TimesNewRoman,Bold" svg:font-family="'AHCBMA+TimesNewRoman,Bold',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line-height="150%" fo:text-align="justify" style:justify-single-word="false" style:text-autospace="none"/>
    </style:style>
    <style:style style:name="P2" style:family="paragraph" style:parent-style-name="Standard">
      <style:paragraph-properties fo:line-height="150%" style:text-autospace="none"/>
    </style:style>
    <style:style style:name="P3" style:family="paragraph" style:parent-style-name="Standard">
      <style:paragraph-properties fo:line-height="150%" fo:text-align="justify" style:justify-single-word="false" style:text-autospace="none"/>
      <style:text-properties style:font-weight-complex="bold"/>
    </style:style>
    <style:style style:name="P4" style:family="paragraph" style:parent-style-name="Standard">
      <style:paragraph-properties fo:line-height="150%" fo:text-align="justify" style:justify-single-word="false" style:text-autospace="none"/>
      <style:text-properties style:font-name-asian="Arial Unicode MS" style:font-style-complex="italic"/>
    </style:style>
    <style:style style:name="P5" style:family="paragraph" style:parent-style-name="Standard">
      <style:paragraph-properties style:text-autospace="none"/>
    </style:style>
    <style:style style:name="P6" style:family="paragraph" style:parent-style-name="Standard">
      <style:paragraph-properties fo:line-height="150%" fo:text-align="justify" style:justify-single-word="false" style:text-autospace="none"/>
      <style:text-properties fo:font-weight="bold" style:font-weight-asian="bold" style:font-weight-complex="bold"/>
    </style:style>
    <style:style style:name="P7" style:family="paragraph" style:parent-style-name="Standard">
      <style:text-properties style:font-name="Arial Unicode MS" style:font-name-asian="Arial Unicode MS" style:font-name-complex="Arial Unicode MS"/>
    </style:style>
    <style:style style:name="P8" style:family="paragraph" style:parent-style-name="Standard">
      <style:paragraph-properties style:text-autospace="none"/>
      <style:text-properties style:font-name="Arial Unicode MS" style:font-name-asian="Arial Unicode MS" style:font-name-complex="Arial Unicode MS" style:font-style-complex="italic"/>
    </style:style>
    <style:style style:name="P9" style:family="paragraph" style:parent-style-name="Standard">
      <style:paragraph-properties fo:margin-left="0cm" fo:margin-right="0.032cm" fo:line-height="150%" fo:text-align="justify" style:justify-single-word="false" fo:text-indent="0cm" style:auto-text-indent="false" style:text-autospace="none">
        <style:tab-stops>
          <style:tab-stop style:position="1.27cm"/>
        </style:tab-stops>
      </style:paragraph-properties>
    </style:style>
    <style:style style:name="P10" style:family="paragraph" style:parent-style-name="Standard">
      <style:paragraph-properties fo:margin-left="0cm" fo:margin-right="0.032cm" fo:line-height="150%" fo:text-align="justify" style:justify-single-word="false" fo:text-indent="0cm" style:auto-text-indent="false" style:text-autospace="none">
        <style:tab-stops>
          <style:tab-stop style:position="0cm"/>
          <style:tab-stop style:position="1.27cm"/>
        </style:tab-stops>
      </style:paragraph-properties>
    </style:style>
    <style:style style:name="P11" style:family="paragraph" style:parent-style-name="Standard">
      <style:paragraph-properties fo:margin-left="0cm" fo:margin-right="0.032cm" fo:line-height="150%" fo:text-align="justify" style:justify-single-word="false" fo:text-indent="0cm" style:auto-text-indent="false" style:text-autospace="none">
        <style:tab-stops>
          <style:tab-stop style:position="1.27cm"/>
        </style:tab-stops>
      </style:paragraph-properties>
    </style:style>
    <style:style style:name="P12" style:family="paragraph" style:parent-style-name="Standard">
      <style:paragraph-properties fo:margin-left="0cm" fo:margin-right="0.032cm" fo:line-height="150%" fo:text-align="justify" style:justify-single-word="false" fo:text-indent="0cm" style:auto-text-indent="false" style:text-autospace="none">
        <style:tab-stops>
          <style:tab-stop style:position="1.27cm"/>
        </style:tab-stops>
      </style:paragraph-properties>
      <style:text-properties style:font-name-asian="Arial Unicode MS"/>
    </style:style>
    <style:style style:name="P13" style:family="paragraph" style:parent-style-name="Standard">
      <style:paragraph-properties fo:margin-left="0cm" fo:margin-right="0.032cm" fo:line-height="150%" fo:text-align="justify" style:justify-single-word="false" fo:text-indent="0cm" style:auto-text-indent="false" style:text-autospace="none">
        <style:tab-stops>
          <style:tab-stop style:position="1.27cm"/>
        </style:tab-stops>
      </style:paragraph-properties>
      <style:text-properties fo:font-style="italic" style:font-style-asian="italic" style:font-style-complex="italic"/>
    </style:style>
    <style:style style:name="P14" style:family="paragraph" style:parent-style-name="Standard" style:master-page-name="Standard">
      <style:paragraph-properties fo:margin-left="0cm" fo:margin-right="0.032cm" fo:line-height="150%" fo:text-align="justify" style:justify-single-word="false" fo:text-indent="0cm" style:auto-text-indent="false" style:page-number="auto" style:text-autospace="none">
        <style:tab-stops>
          <style:tab-stop style:position="1.27cm"/>
        </style:tab-stops>
      </style:paragraph-properties>
    </style:style>
    <style:style style:name="P15" style:family="paragraph" style:parent-style-name="Standard">
      <style:paragraph-properties fo:margin-left="0.621cm" fo:margin-right="0.032cm" fo:line-height="150%" fo:text-align="justify" style:justify-single-word="false" fo:text-indent="-0.318cm" style:auto-text-indent="false" style:text-autospace="none">
        <style:tab-stops>
          <style:tab-stop style:position="1.27cm"/>
        </style:tab-stops>
      </style:paragraph-properties>
    </style:style>
    <style:style style:name="P16" style:family="paragraph" style:parent-style-name="Standard">
      <style:paragraph-properties fo:margin-left="0.621cm" fo:margin-right="0.032cm" fo:line-height="150%" fo:text-align="justify" style:justify-single-word="false" fo:text-indent="-0.318cm" style:auto-text-indent="false" style:text-autospace="none">
        <style:tab-stops>
          <style:tab-stop style:position="1.27cm"/>
        </style:tab-stops>
      </style:paragraph-properties>
      <style:text-properties style:font-name-asian="Arial Unicode MS"/>
    </style:style>
    <style:style style:name="P17" style:family="paragraph" style:parent-style-name="Standard">
      <style:paragraph-properties fo:margin-left="0.621cm" fo:margin-right="0.032cm" fo:line-height="150%" fo:text-align="justify" style:justify-single-word="false" fo:text-indent="-0.318cm" style:auto-text-indent="false" style:text-autospace="none">
        <style:tab-stops>
          <style:tab-stop style:position="1.27cm"/>
        </style:tab-stops>
      </style:paragraph-properties>
      <style:text-properties style:font-name-asian="Arial Unicode MS" style:font-weight-complex="bold"/>
    </style:style>
    <style:style style:name="P18" style:family="paragraph" style:parent-style-name="Standard">
      <style:paragraph-properties fo:margin-left="0.621cm" fo:margin-right="0.032cm" fo:text-indent="-0.318cm" style:auto-text-indent="false" style:text-autospace="none">
        <style:tab-stops>
          <style:tab-stop style:position="1.27cm"/>
        </style:tab-stops>
      </style:paragraph-properties>
      <style:text-properties style:font-name="Arial" style:font-name-complex="Arial"/>
    </style:style>
    <style:style style:name="P19" style:family="paragraph" style:parent-style-name="Standard">
      <style:paragraph-properties fo:margin-left="0.318cm" fo:margin-right="0.032cm" fo:line-height="150%" fo:text-align="justify" style:justify-single-word="false" fo:text-indent="-0.318cm" style:auto-text-indent="false" style:text-autospace="none">
        <style:tab-stops>
          <style:tab-stop style:position="1.27cm"/>
        </style:tab-stops>
      </style:paragraph-properties>
    </style:style>
    <style:style style:name="P20" style:family="paragraph" style:parent-style-name="Standard">
      <style:paragraph-properties fo:margin-left="0.318cm" fo:margin-right="0.032cm" fo:line-height="150%" fo:text-align="justify" style:justify-single-word="false" fo:text-indent="-0.318cm" style:auto-text-indent="false" style:text-autospace="none">
        <style:tab-stops>
          <style:tab-stop style:position="1.27cm"/>
        </style:tab-stops>
      </style:paragraph-properties>
      <style:text-properties fo:background-color="#ffff00"/>
    </style:style>
    <style:style style:name="P21" style:family="paragraph" style:parent-style-name="Standard">
      <style:paragraph-properties fo:margin-left="0.318cm" fo:margin-right="0.032cm" fo:line-height="150%" fo:text-align="justify" style:justify-single-word="false" fo:text-indent="-0.318cm" style:auto-text-indent="false" style:text-autospace="none">
        <style:tab-stops>
          <style:tab-stop style:position="1.27cm"/>
        </style:tab-stops>
      </style:paragraph-properties>
      <style:text-properties style:font-name-asian="Arial Unicode MS"/>
    </style:style>
    <style:style style:name="P22" style:family="paragraph" style:parent-style-name="Standard">
      <style:paragraph-properties fo:margin-top="0.494cm" fo:margin-bottom="0.494cm"/>
      <style:text-properties fo:color="#0000ff"/>
    </style:style>
    <style:style style:name="P23" style:family="paragraph" style:parent-style-name="Normal_20__28_Web_29_">
      <style:paragraph-properties fo:line-height="150%" fo:text-align="justify" style:justify-single-word="false"/>
    </style:style>
    <style:style style:name="T1" style:family="text">
      <style:text-properties style:font-name-asian="Arial Unicode MS"/>
    </style:style>
    <style:style style:name="T2" style:family="text">
      <style:text-properties style:font-name-asian="Arial Unicode MS" style:font-weight-complex="bold"/>
    </style:style>
    <style:style style:name="T3" style:family="text">
      <style:text-properties style:font-name-asian="Arial Unicode MS" style:font-style-complex="italic"/>
    </style:style>
    <style:style style:name="T4" style:family="text">
      <style:text-properties style:font-weight-complex="bold"/>
    </style:style>
    <style:style style:name="T5" style:family="text">
      <style:text-properties fo:color="#000000" style:font-name-asian="Arial Unicode MS"/>
    </style:style>
    <style:style style:name="T6" style:family="text">
      <style:text-properties fo:background-color="#ffff00"/>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style:font-name-asian="Arial Unicode MS" style:font-weight-asian="bold" style:font-weight-complex="bold"/>
    </style:style>
    <style:style style:name="T10" style:family="text">
      <style:text-properties style:font-name="Times New Roman" fo:font-size="12pt" style:font-name-asian="Arial Unicode MS" style:font-size-asian="12pt" style:font-size-complex="12pt"/>
    </style:style>
    <style:style style:name="T11" style:family="text">
      <style:text-properties style:font-name="Times New Roman" fo:font-size="12pt" fo:font-weight="bold" style:font-name-asian="Arial Unicode MS" style:font-size-asian="12pt" style:font-weight-asian="bold" style:font-size-complex="12pt" style:font-weight-complex="bold"/>
    </style:style>
    <style:style style:name="T12" style:family="text">
      <style:text-properties style:font-name="Times New Roman" fo:font-size="12pt" fo:font-style="italic" style:font-name-asian="Arial Unicode MS" style:font-size-asian="12pt" style:font-style-asian="italic" style:font-size-complex="12pt" style:font-style-complex="italic"/>
    </style:style>
    <style:style style:name="T13" style:family="text">
      <style:text-properties style:font-name="Times New Roman" fo:font-size="12pt" fo:language="en" fo:country="US" style:font-name-asian="Arial Unicode MS" style:font-size-asian="12pt" style:font-size-complex="12pt"/>
    </style:style>
    <style:style style:name="T14" style:family="text">
      <style:text-properties fo:font-style="italic"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Tema: Segurança Alimentar</text:span></text:p>
      <text:p text:style-name="P16"/>
      <text:p text:style-name="P10"><text:span text:style-name="T1">Título: Análise de</text:span><text:span text:style-name="T2"> políticas públicas de segurança alimentar no município de Araraquara.</text:span></text:p>
      <text:p text:style-name="P17"/>
      <text:p text:style-name="P20">Introdução</text:p>
      <text:p text:style-name="P9">A questão das políticas de segurança alimentar nos últimos anos não vem recebendo a devida atenção pelos governos municipais, sendo deixada a cargo do mercado e da esfera estadual e federal a responsabilidade de cuidar desse interesse fundamental para a sobrevivência da sociedade. </text:p>
      <text:p text:style-name="P13">Na controvérsia reinante atualmente em torno da biotecnologia, como vem sendo aplicada à agricultura, existe muita desinformação resultando em preocupação desnecessária em algumas áreas e uma muito mais séria falta de preocupação em outras. É preciso olhar o quadro completo para poder entender porque e como a produção agrícola é cada vez mais dominada por corporações gigantes. Nos dias de hoje, o quase total controle da biotecnologia pelas grandes empresas é apenas a culminação de um processo que vem crescendo nos últimos 75 anos.</text:p>
      <text:p text:style-name="P9">Aos longos dos anos o conceito de Segurança Alimentar obteve vários significados. No final da Segunda Guerra Mundial o conceito foi baseado em um estoque estratégico <text:s/>de alimentos e dava grande importância na necessidade dos países buscarem auto-suficiência na produção de alimentos. </text:p>
      <text:p text:style-name="P13">A agricultura foi inventada entre 10 e 15 mil anos atrás, e nos últimos 2 ou 3 mil anos evoluiu para belas e sustentáveis culturas camponesas, localmente adaptadas e sustentáveis, em muitas regiões do mundo, especialmente na Europa, Ásia, México, América Central, Andes, e em algumas regiões na África. Desde o início da colonização, agricultores americanos, apesar de muitos desastres, tais como as tempestades de poeira, também desenvolveram belos sistemas agrícolas, que estavam se tornando sustentáveis. Muitas dessas culturas ainda estavam intactas até o final da Segunda Guerra Mundial. As poucas remanescentes estão agora sendo desestruturadas.</text:p>
      <text:p text:style-name="P9"><text:s/>Mais tarde o conceito foi ampliado, passando abranger também uma adequada oferta de alimentos, estabilidade da oferta e dos mercados de alimentos, segurança no acesso à alimentação, necessidade de direitos de abastecimento de água, saneamento, saúde pública, moradia, informação, educação, etc. </text:p>
      <text:p text:style-name="P9"><text:soft-page-break/>Uma política de alimentação e nutrição só tem efeito quando há ao mesmo tempo há um enfoque econômico de distribuição de renda e <text:s/>incentivos a parcerias entre governo e sociedade civil.</text:p>
      <text:p text:style-name="P9"><text:s/></text:p>
      <text:p text:style-name="P21"><text:s/>Objetivos:</text:p>
      <text:p text:style-name="P19"><text:span text:style-name="T1">1- Verificar a situação dos programas de segurança alimentar na cidade de Araraquara. Levantar o perfil do público-alvo, a origem e destinação de re</text:span><text:span text:style-name="T2">cursos financeiros e o processo de</text:span><text:span text:style-name="T1"> controle e avaliação desses programas, a eficiência das práticas.</text:span></text:p>
      <text:p text:style-name="P19"><text:span text:style-name="T1">2 - Comparar as ações de segurança alimentar realizadas na cidade de Araraquara com programas em outras localidades da região, São Carlos e </text:span></text:p>
      <text:p text:style-name="P19"><text:span text:style-name="T1">3 – R</text:span><text:span text:style-name="T5">eferenciar a importância particular do âmbito local na implementação de ações e programas públicos de suplementação alimentar.</text:span></text:p>
      <text:p text:style-name="P19"/>
      <text:p text:style-name="P9"><text:span text:style-name="T6">Metodologia</text:span></text:p>
      <text:p text:style-name="P9"><text:s text:c="4"/>A metodologia utilizada será uma pesquisa bibliográfica baseada em teses e dissertações e um <text:s text:c="2"/>estudo de caso da cidade de Araraquara, buscando informações através de entrevistas com os responsáveis pela política de Segurança Alimentar da cidade.</text:p>
      <text:p text:style-name="P9"><text:s text:c="5"/></text:p>
      <text:p text:style-name="P15"/>
      <text:p text:style-name="P15"/>
      <text:p text:style-name="P15">Referências bibliográficas</text:p>
      <text:p text:style-name="P18"/>
      <text:p text:style-name="P1"><text:span text:style-name="T4">ALMEIDA, Luiz Manoel et al.</text:span><text:span text:style-name="T8"> Reforma agrária e outras políticas de redução da pobreza políticas locais de segurança alimentar e agricultura familiar: metodologia de investigação e construção de indicadores de eficácia.</text:span><text:span text:style-name="T4">, 2006.</text:span></text:p>
      <text:p text:style-name="P3"/>
      <text:p text:style-name="P2">CONSEA. <text:span text:style-name="T7">Princípios e diretrizes de uma política nacional de segurança alimentar e nutricional</text:span>. Brasília (DF), CONSEA, 2004.</text:p>
      <text:p text:style-name="P2"/>
      <text:p text:style-name="P1">COSTA, Christiane e PASQUAL, Mariana. P<text:span text:style-name="T8">articipação e Políticas Públicas na Segurança Alimentar e Nutricional no</text:span> <text:span text:style-name="T8">Brasil. </text:span><text:span text:style-name="T4">2006.</text:span></text:p>
      <text:p text:style-name="P12"/>
      <text:p text:style-name="P9"><text:soft-page-break/><text:span text:style-name="T1">DAVIS, Benjamin. América Latina e Caribe: saídas contra a insegurança alimentar. IBASE – Instituto Brasileiro de Análises Sociais e Econômicas. Rio de Janeiro. 2008. Disponível em &lt;</text:span><text:a xlink:type="simple" xlink:href="http://base.d-p-h.info/pt/fiches/dph/fiche-dph-8522.html"><text:span text:style-name="Internet_20_link"><text:span text:style-name="T2">http://base.d-p-h.info/pt/fiches/dph/fiche-dph-8522.html</text:span></text:span></text:a><text:span text:style-name="T2">&gt; e</text:span><text:span text:style-name="T1"> &lt; </text:span><text:a xlink:type="simple" xlink:href="http://base.d-p-h.info/pt/fiches/dph/fiche-dph-8523.html"><text:span text:style-name="Internet_20_link"><text:span text:style-name="T2">http://base.d-p-h.info/pt/fiches/dph/fiche-dph-8523.html</text:span></text:span></text:a><text:span text:style-name="T2">&gt;. Acesso em 20.Out. 2010.</text:span></text:p>
      <text:p text:style-name="P4"/>
      <text:p text:style-name="P1"><text:span text:style-name="T3">FILHO, Malaquias Batista. </text:span><text:span text:style-name="T1">Da fome à segurança alimentar: retrospecto e visão prospectiva.</text:span> <text:span text:style-name="T7">Cad. Saúde Pública,</text:span><text:span text:style-name="T1"> </text:span><text:span text:style-name="T3">Recife</text:span>, Rio de Janeiro, 19(4):872-873, jul/ago, 2003.</text:p>
      <text:p text:style-name="P4"/>
      <text:p text:style-name="P1"><text:span text:style-name="T1">GARNICA, Leonardo Augusto e SANTOS, Fabio Lyrio. Políticas públicas descentralizadas para o desenvolvimento regional da agricultura familiar: um estudo de caso. </text:span><text:span text:style-name="T3">Informações Econômicas, São Paulo, v.36, n.10, out. 2006.</text:span></text:p>
      <text:p text:style-name="P23"><text:span text:style-name="T10">GUBERT, Muriel Bauermann; BENICIO, Maria Helena D'Aquino  e  SANTOS, Leonor Maria Pacheco dos. </text:span><text:span text:style-name="T11">Estimativas de insegurança alimentar grave nos municípios Brasileiros</text:span><text:span text:style-name="T10">.</text:span><text:span text:style-name="T12"> Cad. Saúde Pública</text:span><text:span text:style-name="T10"> [online]. </text:span><text:span text:style-name="T13">2010, vol.26, n.8, pp. 1595-1605. ISSN 0102-311X.</text:span></text:p>
      <text:p text:style-name="P1"><text:span text:style-name="T4">KURANAGA, Alcir Antonio et al. In:XLVI Congresso da Sociedade Brasileira de Economia, Administração e Sociologia Rural, 2008, Rio Branco –AC </text:span><text:span text:style-name="T8">O Programa de Segurança Alimentar “Direto no Campo” do Município de Araraquara-SP: um Instrumento de Desenvolvimento Local. </text:span><text:span text:style-name="T4">Rio Branco, 2008.</text:span></text:p>
      <text:p text:style-name="P5"/>
      <text:p text:style-name="P9"><text:span text:style-name="T1">MENEZES Francisco e MALUF Renato S. </text:span><text:span text:style-name="T9">Caderno ‘Segurança Alimentar’. </text:span><text:span text:style-name="T2">Rio de Janeiro, [200-?].</text:span></text:p>
      <text:p text:style-name="P6"/>
      <text:p text:style-name="P3"/>
      <text:p text:style-name="P1"/>
      <text:p text:style-name="P3"/>
      <text:p text:style-name="P8"/>
      <text:p text:style-name="P22"/>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HCBMA+TimesNewRoman,Bold" svg:font-family="'AHCBMA+TimesNewRoman,Bold', '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pt" fo:country="BR"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pt" fo:country="B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_20__28_Web_29_" style:display-name="Normal (Web)" style:family="paragraph" style:parent-style-name="Standard">
      <style:paragraph-properties fo:margin-top="0.494cm" fo:margin-bottom="0.494cm"/>
      <style:text-properties style:font-name="Verdana" fo:font-size="10pt" style:font-size-asian="10pt" style:font-size-complex="10pt"/>
    </style:style>
    <style:style style:name="WW-Default" style:family="paragraph">
      <style:paragraph-properties fo:orphans="2" fo:widows="2" style:text-autospace="none"/>
      <style:text-properties fo:color="#000000" style:font-name="AHCBMA+TimesNewRoman,Bold" fo:font-size="12pt" fo:language="pt" fo:country="BR" style:font-name-asian="Arial" style:font-size-asian="12pt" style:font-name-complex="AHCBMA+TimesNewRoman,Bold" style:font-size-complex="12pt" style:language-complex="ar" style:country-complex="SA"/>
    </style:style>
    <style:style style:name="Fonte_20_parág._20_padrão" style:display-name="Fonte parág. padrão" style:family="text"/>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Strong_20_Emphasis" style:display-name="Strong Emphasis" style:family="text" style:parent-style-name="Fonte_20_parág._20_padrão">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Tema: Segurança Alimentar</dc:title>
    <meta:initial-creator>NataliaLuiza</meta:initial-creator>
    <meta:creation-date>2010-10-20T17:27:00</meta:creation-date>
    <dc:creator>Francisco Matelli</dc:creator>
    <dc:date>2010-10-21T19:46:54</dc:date>
    <meta:editing-cycles>17</meta:editing-cycles>
    <meta:editing-duration>PT19H42M37S</meta:editing-duration>
    <meta:generator>OpenOffice.org/3.2$Linux OpenOffice.org_project/320m12$Build-9483</meta:generator>
    <meta:document-statistic meta:table-count="0" meta:image-count="0" meta:object-count="0" meta:page-count="3" meta:paragraph-count="27" meta:word-count="712" meta:character-count="4990"/>
    <meta:user-defined meta:name="Info 1"/>
    <meta:user-defined meta:name="Info 2"/>
    <meta:user-defined meta:name="Info 3"/>
    <meta:user-defined meta:name="Info 4"/>
  </office:meta>
</office:document-meta>
</file>